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df2" officeooo:paragraph-rsid="000c1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2:43:52.487071191</meta:creation-date>
    <dc:date>2017-05-21T12:44:27.948789931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2.6.2$Linux_X86_64 LibreOffice_project/20m0$Build-2</meta:generator>
  </office:meta>
</office:document-meta>
</file>